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</style:style>
    <style:style style:name="P2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</style:style>
    <style:style style:name="P3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5in"/>
        </style:tab-stops>
      </style:paragraph-properties>
    </style:style>
    <style:style style:name="P4" style:family="paragraph" style:parent-style-name="Standard" style:master-page-name="Standard">
      <style:paragraph-properties fo:margin-left="0in" fo:margin-right="0in" fo:text-align="center" style:justify-single-word="false" fo:orphans="0" fo:widows="0" fo:text-indent="0in" style:auto-text-indent="false" style:page-number="auto" style:vertical-align="auto">
        <style:tab-stops>
          <style:tab-stop style:position="3.25in" style:type="center"/>
        </style:tab-stops>
      </style:paragraph-properties>
    </style:style>
    <style:style style:name="P5" style:family="paragraph" style:parent-style-name="Standard" style:list-style-name="WWNum2">
      <style:paragraph-properties fo:margin-left="0.25in" fo:margin-right="0in" fo:text-align="start" style:justify-single-word="false" fo:orphans="0" fo:widows="0" fo:text-indent="-0.25in" style:auto-text-indent="false" style:vertical-align="auto">
        <style:tab-stops>
          <style:tab-stop style:position="0.25in"/>
        </style:tab-stops>
      </style:paragraph-properties>
    </style:style>
    <style:style style:name="P6" style:family="paragraph" style:parent-style-name="Standard">
      <style:paragraph-properties fo:margin-left="0.5in" fo:margin-right="0.5in" fo:text-align="start" style:justify-single-word="false" fo:orphans="0" fo:widows="0" fo:text-indent="0in" style:auto-text-indent="false" style:vertical-align="auto">
        <style:tab-stops>
          <style:tab-stop style:position="0.25in"/>
        </style:tab-stops>
      </style:paragraph-properties>
      <style:text-properties fo:color="#ff8080"/>
    </style:style>
    <style:style style:name="T1" style:family="text">
      <style:text-properties style:font-name="Times New Roman1" fo:font-size="11pt" fo:language="en" fo:country="US" style:font-size-asian="11pt" style:language-asian="en" style:country-asian="US" style:font-name-complex="Times New Roman3" style:font-size-complex="11pt" style:language-complex="ar" style:country-complex="SA"/>
    </style:style>
    <style:style style:name="T2" style:family="text">
      <style:text-properties style:font-name="Times New Roman1" fo:font-size="11pt" fo:language="en" fo:country="US" style:font-size-asian="11pt" style:language-asian="en" style:country-asian="US" style:font-name-complex="Times New Roman3" style:font-size-complex="11pt" style:language-complex="ar" style:country-complex="SA" style:font-weight-complex="bold"/>
    </style:style>
    <style:style style:name="T3" style:family="text"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3" style:font-size-complex="11pt" style:language-complex="ar" style:country-complex="SA"/>
    </style:style>
    <style:style style:name="T4" style:family="text"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3" style:font-size-complex="11pt" style:language-complex="ar" style:country-complex="SA" style:font-weight-complex="bold"/>
    </style:style>
    <style:style style:name="T5" style:family="text">
      <style:text-properties style:font-name="Times New Roman1" fo:font-size="11pt" fo:language="en" fo:country="US" fo:font-style="italic" style:font-size-asian="11pt" style:language-asian="en" style:country-asian="US" style:font-style-asian="italic" style:font-name-complex="Times New Roman3" style:font-size-complex="11pt" style:language-complex="ar" style:country-complex="SA" style:font-weight-complex="bold"/>
    </style:style>
    <style:style style:name="T6" style:family="text">
      <style:text-properties style:font-name="Times New Roman1" fo:font-size="11pt" fo:language="en" fo:country="US" fo:font-style="italic" fo:font-weight="bold" style:font-size-asian="11pt" style:language-asian="en" style:country-asian="US" style:font-style-asian="italic" style:font-weight-asian="bold" style:font-name-complex="Times New Roman3" style:font-size-complex="11pt" style:language-complex="ar" style:country-complex="SA"/>
    </style:style>
    <style:style style:name="T7" style:family="text">
      <style:text-properties style:font-name="Times New Roman1" fo:font-size="11pt" fo:language="en" fo:country="US" fo:font-style="italic" fo:font-weight="bold" style:font-size-asian="11pt" style:language-asian="en" style:country-asian="US" style:font-style-asian="italic" style:font-weight-asian="bold" style:font-name-complex="Times New Roman3" style:font-size-complex="11pt" style:language-complex="ar" style:country-complex="SA" style:font-weight-complex="bold"/>
    </style:style>
    <style:style style:name="T8" style:family="text">
      <style:text-properties style:font-name="Times New Roman1" fo:font-size="11pt" fo:language="en" fo:country="US" style:text-underline-style="solid" style:text-underline-width="auto" style:text-underline-color="font-color" fo:font-weight="bold" style:font-size-asian="11pt" style:language-asian="en" style:country-asian="US" style:font-weight-asian="bold" style:font-name-complex="Times New Roman3" style:font-size-complex="11pt" style:language-complex="ar" style:country-complex="SA" style:font-weight-complex="bold"/>
    </style:style>
    <style:style style:name="T9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MAJOR CONCEPTS: UNIT 1 EXAM</text:span></text:p>
      <text:p text:style-name="P1"><text:span text:style-name="T4">Chapters 3-4 Biopsychology </text:span><text:span text:style-name="T2">(If it’s in </text:span><text:span text:style-name="T4">BOLD TYPE</text:span><text:span text:style-name="T2">, then KNOW IT)</text:span></text:p>
      <text:p text:style-name="P1"><text:span text:style-name="T2">If it’s in </text:span><text:span text:style-name="T5">ITALICS, </text:span><text:span text:style-name="T2">then will only be covered in lecture (not in textbook)</text:span></text:p>
      <text:p text:style-name="P2"><text:span text:style-name="T8">Chapters 3-4</text:span></text:p>
      <text:list xml:id="list2058146097" text:style-name="WWNum2">
        <text:list-item>
          <text:p text:style-name="P5"><text:span text:style-name="T1">Describe the biological basis of behavior as discussed in lecture. </text:span></text:p>
        </text:list-item>
      </text:list>
      <text:p text:style-name="P3"><text:span text:style-name="T1"/></text:p>
      <text:p text:style-name="P6"><text:span text:style-name="T1">biological basis: electrochemical communication system – all thought, feeling, and behavior that humans feel/do</text:span></text:p>
      <text:p text:style-name="P3"><text:span text:style-name="T1"/></text:p>
      <text:list xml:id="list1607452056" text:continue-numbering="true" text:style-name="WWNum2">
        <text:list-item>
          <text:p text:style-name="P5"><text:span text:style-name="T1">Define </text:span><text:span text:style-name="T3">biological psychology </text:span><text:span text:style-name="T1">and discuss its relationship to the philosophy of </text:span><text:span text:style-name="T3">monism </text:span><text:span text:style-name="T1">and other related disciplines. Discuss the reciprocal influence in the mind-body relationship. </text:span></text:p>
        </text:list-item>
      </text:list>
      <text:p text:style-name="P3"><text:span text:style-name="T1"/></text:p>
      <text:p text:style-name="P6"><text:span text:style-name="T1">biological psychology: </text:span></text:p>
      <text:p text:style-name="P6"><text:span text:style-name="T1">nervous system → circuits → structures → neurons (billions total)</text:span></text:p>
      <text:p text:style-name="P3"><text:span text:style-name="T1"/></text:p>
      <text:list xml:id="list887899486" text:continue-numbering="true" text:style-name="WWNum2">
        <text:list-item>
          <text:p text:style-name="P5"><text:span text:style-name="T1">Define </text:span><text:span text:style-name="T3">lesion </text:span><text:span text:style-name="T1">and </text:span><text:span text:style-name="T6">stroke</text:span><text:span text:style-name="T3"> </text:span><text:span text:style-name="T1">and describe how studies of damaged brains have contributed to the understanding of the function of brain regions. Discuss the case of </text:span><text:span text:style-name="T3">Phineas Gage. </text:span></text:p>
        </text:list-item>
        <text:list-item>
          <text:p text:style-name="P5"><text:span text:style-name="T1">Be familiar with how brain stimulation studies relate to the understanding of the function of brain regions. Describe </text:span><text:span text:style-name="T3">electrical stimulation </text:span><text:span text:style-name="T1">and </text:span><text:span text:style-name="T3">transcranial magnetic stimulation (TMS). </text:span></text:p>
        </text:list-item>
        <text:list-item>
          <text:p text:style-name="P5"><text:span text:style-name="T1">Define and describe </text:span><text:span text:style-name="T3">electroencephalogram (EEG) </text:span><text:span text:style-name="T1">and </text:span><text:span text:style-name="T3">single-cell recording </text:span><text:span text:style-name="T1">(via </text:span><text:span text:style-name="T6">microelectrodes</text:span><text:span text:style-name="T3">) </text:span><text:span text:style-name="T1">and describe what these show about brain functioning.</text:span></text:p>
        </text:list-item>
        <text:list-item>
          <text:p text:style-name="P5"><text:span text:style-name="T1">Compare and contrast (define and explain the difference between) the following neuroimaging techniques: </text:span><text:span text:style-name="T6">computer-assisted tomography (CT), magnetic resonance imaging (MRI)</text:span><text:span text:style-name="T3">, positron emission tomography (PET), functional magnetic resonance imaging (fMRI).</text:span></text:p>
        </text:list-item>
        <text:list-item>
          <text:p text:style-name="P5"><text:span text:style-name="T1">Define and describe the function of </text:span><text:span text:style-name="T4">neurons</text:span><text:span text:style-name="T1"> and their three basic parts </text:span><text:span text:style-name="T4">(dendrites, cell body, axon). </text:span><text:span text:style-name="T2">What are </text:span><text:span text:style-name="T7">terminal buttons</text:span><text:span text:style-name="T4"> </text:span><text:span text:style-name="T2">(</text:span><text:span text:style-name="T4">axon terminals</text:span><text:span text:style-name="T2">) and where on neurons are they located? How are the different parts of neurons related to the terms “gray matter” and “white matter” in the brain? </text:span></text:p>
        </text:list-item>
        <text:list-item>
          <text:p text:style-name="P5"><text:span text:style-name="T2">Describe the difference in function between </text:span><text:span text:style-name="T4">sensory neurons </text:span><text:span text:style-name="T2">and </text:span><text:span text:style-name="T4">motor neurons. </text:span><text:span text:style-name="T2">Describe how neurons relate to </text:span><text:span text:style-name="T7">brain circuits. </text:span></text:p>
        </text:list-item>
        <text:list-item>
          <text:p text:style-name="P5"><text:span text:style-name="T2">Define and describe the functions of </text:span><text:span text:style-name="T4">glial cells (glia) </text:span><text:span text:style-name="T2">as they relate to neurons. </text:span></text:p>
        </text:list-item>
        <text:list-item>
          <text:p text:style-name="P5"><text:span text:style-name="T2">Compare and contrast (define and explain the difference between) </text:span><text:span text:style-name="T4">resting potential</text:span><text:span text:style-name="T2"> and </text:span><text:span text:style-name="T4">action potential</text:span><text:span text:style-name="T2"> in neurons. How is an action potential propagated in a neuron? Describe the </text:span><text:span text:style-name="T4">all-or-none</text:span><text:span text:style-name="T2"> nature of the action potential.</text:span></text:p>
        </text:list-item>
        <text:list-item>
          <text:p text:style-name="P5"><text:span text:style-name="T2">Define and describe the function of </text:span><text:span text:style-name="T4">myelin</text:span><text:span text:style-name="T2">. What illness involves the deterioration of this material?</text:span></text:p>
        </text:list-item>
        <text:list-item>
          <text:p text:style-name="P5"><text:span text:style-name="T2">Define </text:span><text:span text:style-name="T4">synapse </text:span><text:span text:style-name="T2">and describe the nature of synaptic connections in the human nervous system. </text:span></text:p>
        </text:list-item>
        <text:list-item>
          <text:p text:style-name="P5"><text:span text:style-name="T2">Define </text:span><text:span text:style-name="T4">neurotransmitters, vesicles, </text:span><text:span text:style-name="T2">and </text:span><text:span text:style-name="T4">receptors</text:span><text:span text:style-name="T2"> and describe their relationship to communication in the nervous system. How are neurotransmitters delivered between neurons?</text:span></text:p>
        </text:list-item>
        <text:list-item>
          <text:p text:style-name="P5"><text:span text:style-name="T1">Describe the </text:span><text:span text:style-name="T3">lock-and-key system</text:span><text:span text:style-name="T1"> with regard to </text:span><text:span text:style-name="T4">neurotransmitter-receptor</text:span><text:span text:style-name="T1"> functioning. Describe the difference between </text:span><text:span text:style-name="T3">excitatory </text:span><text:span text:style-name="T1">and </text:span><text:span text:style-name="T3">inhibitory </text:span><text:span text:style-name="T1">effects of neurotransmitters on neurons. How does the </text:span><text:span text:style-name="T3">reuptake </text:span><text:span text:style-name="T1">process relate to neurotransmitter functioning? </text:span></text:p>
        </text:list-item>
        <text:list-item>
          <text:p text:style-name="P5"><text:span text:style-name="T1">Describe the basic functions of the neurotransmitters </text:span><text:span text:style-name="T4">acetylcholine, norepinephrine, dopamine</text:span><text:span text:style-name="T1">, </text:span><text:span text:style-name="T4">serotonin, </text:span><text:span text:style-name="T7">GABA</text:span><text:span text:style-name="T4"> </text:span><text:span text:style-name="T7">(gamma-aminobutyric acid)</text:span><text:span text:style-name="T4">, </text:span><text:span text:style-name="T2">and </text:span><text:span text:style-name="T4">endorphins </text:span><text:span text:style-name="T2">as discussed in class</text:span><text:span text:style-name="T4">. </text:span><text:span text:style-name="T2">As discussed in class, what disease(s) or problem(s) are related to deficits or excesses in the functioning of each of these substances?</text:span><text:span text:style-name="T4"> </text:span></text:p>
        </text:list-item>
        <text:list-item>
          <text:p text:style-name="P5"><text:span text:style-name="T1">Define and describe </text:span><text:span text:style-name="T7">agonist</text:span><text:span text:style-name="T1"> and </text:span><text:span text:style-name="T7">antagonist</text:span><text:span text:style-name="T1">. Describe </text:span><text:span text:style-name="T6">selective-serotonin-reuptake inhibitors (SSRIs)</text:span><text:span text:style-name="T3">. </text:span><text:span text:style-name="T1"><text:s/>Be prepared to apply these terms to examples as discussed in class. </text:span></text:p>
        </text:list-item>
        <text:list-item>
          <text:p text:style-name="P5"><text:span text:style-name="T1">Describe the hierarchical organization of the human nervous system, define its different subdivisions, and describe their functions (</text:span><text:span text:style-name="T4">central nervous system, peripheral nervous system </text:span><text:span text:style-name="T2">with</text:span><text:span text:style-name="T4"> somatic</text:span><text:span text:style-name="T2"> and</text:span><text:span text:style-name="T4"> autonomic nervous system </text:span><text:span text:style-name="T2">divisions</text:span><text:span text:style-name="T4">, sympathetic </text:span><text:span text:style-name="T2">and</text:span><text:span text:style-name="T4"> parasympathetic nervous systems</text:span><text:span text:style-name="T1">). </text:span></text:p>
        </text:list-item>
        <text:list-item>
          <text:p text:style-name="P5"><text:span text:style-name="T1">Describe the </text:span><text:span text:style-name="T3">spinal cord </text:span><text:span text:style-name="T1">and consider examples of </text:span><text:span text:style-name="T3">reflexes </text:span><text:span text:style-name="T1">under spinal cord control. Explain how these reflexes operate. </text:span></text:p>
        </text:list-item>
        <text:list-item>
          <text:p text:style-name="P5"><text:span text:style-name="T1">Describe the </text:span><text:span text:style-name="T3">cerebral cortex. </text:span><text:span text:style-name="T1">Describe the </text:span><text:span text:style-name="T3">cerebral hemispheres </text:span><text:span text:style-name="T1">and </text:span><text:span text:style-name="T3">lobes </text:span><text:span text:style-name="T1">of the cortex. Define and describe the function of the following parts of the cortex: </text:span><text:span text:style-name="T4">corpus callosum, occipital lobe, temporal lobe, parietal lobe, frontal lobe. </text:span><text:span text:style-name="T2">Know the difference between the </text:span><text:span text:style-name="T7">somatosensory strip</text:span><text:span text:style-name="T4"> </text:span><text:span text:style-name="T2">and the </text:span><text:span text:style-name="T7">motor strip</text:span><text:span text:style-name="T2"> of the cortex. Know the functions of the </text:span><text:span text:style-name="T4">prefrontal cortex </text:span><text:span text:style-name="T2">and </text:span><text:span text:style-name="T4">orbitofrontal cortex. </text:span></text:p>
        </text:list-item>
        <text:list-item>
          <text:p text:style-name="P5"><text:span text:style-name="T1">Understand the nature of brain hemisphere </text:span><text:span text:style-name="T3">lateralization </text:span><text:span text:style-name="T1">as it relates to research on </text:span><text:span text:style-name="T3">split-brain operations. </text:span></text:p>
        </text:list-item>
        <text:list-item>
          <text:p text:style-name="P5"><text:span text:style-name="T1">Define and describe the function of the following </text:span><text:span text:style-name="T3">subcortical structures: medulla, pons, cerebellum, thalamus, </text:span><text:soft-page-break/><text:span text:style-name="T3">hypothalamus, hippocampus, amygdala, nucleus accumbens. <text:s/></text:span></text:p>
        </text:list-item>
        <text:list-item>
          <text:p text:style-name="P5"><text:span text:style-name="T1">Define </text:span><text:span text:style-name="T3">hormones </text:span><text:span text:style-name="T1">and understand the function of the </text:span><text:span text:style-name="T3">endocrine system</text:span><text:span text:style-name="T1">. What role does the </text:span><text:span text:style-name="T3">pituitary gland </text:span><text:span text:style-name="T1">play in this system? </text:span></text:p>
        </text:list-item>
        <text:list-item>
          <text:p text:style-name="P5"><text:span text:style-name="T1">Understand the basics of </text:span><text:span text:style-name="T6">Mendelian inheritance</text:span><text:span text:style-name="T1">. Compare and contrast </text:span><text:span text:style-name="T3">genotype </text:span><text:span text:style-name="T1">and </text:span><text:span text:style-name="T3">phenotype. </text:span><text:span text:style-name="T1">Understand how </text:span><text:span text:style-name="T6">complex (polygenic) inheritance</text:span><text:span text:style-name="T3"> </text:span><text:span text:style-name="T1">relates to psychological traits. Understand </text:span><text:span text:style-name="T3">epigenetics </text:span><text:span text:style-name="T1">as reviewed in the textbook. </text:span></text:p>
        </text:list-item>
        <text:list-item>
          <text:p text:style-name="P5"><text:span text:style-name="T1">Define and describe </text:span><text:span text:style-name="T6">pruning</text:span><text:span text:style-name="T3"> </text:span><text:span text:style-name="T1">and </text:span><text:span text:style-name="T6">plasticity</text:span><text:span text:style-name="T3"> </text:span><text:span text:style-name="T1">and consider how they relate to the interaction between genes and the environment</text:span></text:p>
        </text:list-item>
        <text:list-item>
          <text:p text:style-name="P5"><text:span text:style-name="T1">Define </text:span><text:span text:style-name="T3">behavioral genetics </text:span><text:span text:style-name="T1">and understand the concept of </text:span><text:span text:style-name="T3">heritability. </text:span><text:span text:style-name="T1">How are </text:span><text:span text:style-name="T6">twin studies</text:span><text:span text:style-name="T3"> </text:span><text:span text:style-name="T1">and </text:span><text:span text:style-name="T6">adoption studies</text:span><text:span text:style-name="T3"> </text:span><text:span text:style-name="T1">used in this field? Consider examples as discussed in class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a Moses</meta:initial-creator>
    <meta:creation-date>2015-09-17T15:10:19</meta:creation-date>
    <dc:date>2015-09-17T15:13:49</dc:date>
    <meta:editing-cycles>13</meta:editing-cycles>
    <meta:editing-duration>PT2M39S</meta:editing-duration>
    <dc:creator>Tara Moses</dc:creator>
    <meta:generator>LibreOffice/3.5$Linux_x86 LibreOffice_project/350m1$Build-2</meta:generator>
    <meta:document-statistic meta:table-count="0" meta:image-count="0" meta:object-count="0" meta:page-count="2" meta:paragraph-count="32" meta:word-count="713" meta:character-count="5009" meta:non-whitespace-character-count="4331"/>
    <meta:user-defined meta:name="Company">Toshiba</meta:user-defined>
    <meta:user-defined meta:name="Operator">Jeremy Holm</meta:user-defined>
  </office:meta>
</office:document-meta>
</file>